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' APPEARANCE TO TWO WOMEN (28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' APPEARANCE TO TWO WOMEN (28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ction preceding this appearance (28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action preceding this appearance (28:1-8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arrival at the tomb (28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angel beside the tomb (28:2-8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angel beside the tomb (28:2-8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radiance (28:2-4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reassurance (28:5-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is request (28:7-8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action preceding this appearance (28:1-8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arrival at the tomb (28: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ngel beside the tomb (28:2-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JESUS' APPEARANCE TO TWO WOMEN (28:1-15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action preceding this appearance (28:1-8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action during this appearance (28:9-10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action during this appearance (28:9-10)<text:s text:c="1"/></text:span><text:span text:style-name="a515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women meet Jesus (28:9a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women hear Jesus (28:9b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women worship Jesus (28:9c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women obey Jesus (28:10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JESUS' APPEARANCE TO TWO WOMEN (28:1-15)<text:s text:c="1"/></text:span><text:span text:style-name="a536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action preceding this appearance (28:1-8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action during this appearance (28:9-1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action following this appearance (28:11-15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action following this appearance (28:11-15):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First they tell the truth (28: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n they sell the truth (28:12-15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JESUS' APPEARANCE TO TWO WOMEN (28:1-15)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action preceding this appearance (28:1-8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action during this appearance (28:9-10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action following this appearance (28:11-15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MATTHEW 28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JESUS' APPEARANCE TO TWO WOMEN (28:1-15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JESUS' APPEARANCE TO THE ELEVEN DISCIPLES (28:16-2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JESUS' APPEARANCE TO THE ELEVEN DISCIPLES (28:16-20)<text:s text:c="1"/></text:span><text:span text:style-name="a602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mountain (28:16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mixed reaction (28:17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mandate (28:18-20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The mandate (28:18-20)<text:s text:c="1"/></text:span><text:span text:style-name="a620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Jesus' authority (28:18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Jesus' assignment (28:19-20a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Jesus' assurance (28:20b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JESUS' APPEARANCE TO THE ELEVEN DISCIPLES (28:16-20)<text:s text:c="1"/></text:span><text:span text:style-name="a638" text:class-names=""/></text:p>
          </draw:text-box>
          <svg:title/>
          <svg:desc/>
        </draw:frame>
        <draw:frame draw:id="id110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mountain (28:16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mixed reaction (28:17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mandate (28:18-20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5" draw:style-name="a654" draw:master-page-name="Master1-Layout12-tx-Title-and-Text" presentation:presentation-page-layout-name="Master1-PPL12" draw:id="Slide-270">
        <draw:frame draw:id="id111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MATTHEW 28</text:span><text:span text:style-name="a656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JESUS' APPEARANCE TO TWO WOMEN (28:1-15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JESUS' APPEARANCE TO THE ELEVEN DISCIPLES (28:16-20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8</dc:title>
    <meta:initial-creator>David STRICKLAND</meta:initial-creator>
    <dc:creator>David STRICKLAND</dc:creator>
    <meta:creation-date>2020-02-22T19:31:11Z</meta:creation-date>
    <dc:date>2020-02-22T19:31:12Z</dc:date>
    <meta:template xlink:href="BibleStudy" xlink:type="simple"/>
    <meta:editing-cycles>1</meta:editing-cycles>
    <meta:editing-duration>PT0S</meta:editing-duration>
    <meta:document-statistic meta:paragraph-count="51" meta:word-count="404"/>
  </office:meta>
</office:document-meta>
</file>